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304cm" svg:height="8.608cm" svg:x="0cm" svg:y="0.7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9T10:04:25.438461568</dc:date>
    <meta:editing-duration>PT3M3S</meta:editing-duration>
    <meta:editing-cycles>19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05cm" svg:height="8.609cm" xlink:href="." xlink:type="simple" chart:class="chart:scatter" chart:style-name="ch1">
        <chart:plot-area chart:style-name="ch2" chart:data-source-has-labels="both" svg:x="0.306cm" svg:y="0.172cm" svg:width="14.693cm" svg:height="8.265cm">
          <chartooo:coordinate-region svg:x="0.848cm" svg:y="0.371cm" svg:width="14.057cm" svg:height="7.867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03527618041008">
                <text:p>-1.03527618041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.86370330515627">
                <text:p>-3.86370330515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03527618041008">
                <text:p>1.03527618041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86370330515627">
                <text:p>3.863703305156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03527618041008">
                <text:p>-1.03527618041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86370330515627">
                <text:p>-3.863703305156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82842712474619">
                <text:p>-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